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okieAssertionTests.testSecu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tes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testNot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tes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testHttp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testMax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okieAssertionTests.test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testEqual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Controller.h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okieAssertionTests.tes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